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6pt" style:font-size-asian="16pt" style:font-size-complex="16pt"/>
    </style:style>
    <style:style style:name="P2" style:family="paragraph" style:parent-style-name="Standard">
      <style:text-properties style:font-name="Courier" fo:font-size="20pt" officeooo:rsid="00127d13" officeooo:paragraph-rsid="00127d13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officeooo:rsid="00127d13" officeooo:paragraph-rsid="00127d13" style:font-size-asian="16pt" style:font-size-complex="16pt"/>
    </style:style>
    <style:style style:name="T1" style:family="text">
      <style:text-properties officeooo:rsid="00127d13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se, My Soul! Behold ‘Tis Jesus</text:p>
      <text:p text:style-name="P1"/>
      <text:p text:style-name="P4">Rise my soul, behold ‘tis Jesus,</text:p>
      <text:p text:style-name="P4">Jesus fills Thy wondr’ing eyes;</text:p>
      <text:p text:style-name="P4">See Him now in glory seated,</text:p>
      <text:p text:style-name="P4">Where thy sins no more can rise.</text:p>
      <text:p text:style-name="P4"/>
      <text:p text:style-name="P4">There in righteousness transcendent,</text:p>
      <text:p text:style-name="P4">Lo! He doth in heav’n appear,</text:p>
      <text:p text:style-name="P4">Shows the blood of His atonement!</text:p>
      <text:p text:style-name="P4">As thy title to be there.</text:p>
      <text:p text:style-name="P4"/>
      <text:p text:style-name="P4">All thy sins were laid upon Him,</text:p>
      <text:p text:style-name="P4">Jesus bore them on the tree;</text:p>
      <text:p text:style-name="P4">God, who knew them, laid them on Him,</text:p>
      <text:p text:style-name="P4">And believing, thou art free.</text:p>
      <text:p text:style-name="P4"/>
      <text:p text:style-name="P4">God now brings thee to His dwelling,</text:p>
      <text:p text:style-name="P4">Spreads for thee His feast divine,</text:p>
      <text:p text:style-name="P4">Bids thee welcome, ever telling</text:p>
      <text:p text:style-name="P4">What a portion there is thine.</text:p>
      <text:p text:style-name="P4"/>
      <text:p text:style-name="P4">In that circle of God’s favor,</text:p>
      <text:p text:style-name="P4">Circle of the Father’s love,</text:p>
      <text:p text:style-name="P4">All is rest, and rest forever,</text:p>
      <text:p text:style-name="P4">All is perfectness above.</text:p>
      <text:p text:style-name="P4"/>
      <text:p text:style-name="P4">Blessed, glorious word “forever!”</text:p>
      <text:p text:style-name="P4">Yea, “forever!” is the word;</text:p>
      <text:p text:style-name="P4">Nothing can the ransomed sever,</text:p>
      <text:p text:style-name="P4">Naught divide them from the Lord.</text:p>
      <text:p text:style-name="P1"><text:span text:style-name="T2"/></text:p>
      <text:p text:style-name="P1"/>
      <text:p text:style-name="P1">Composer: <text:span text:style-name="T1">Albert, Prince Consort (1819-1861)</text:span></text:p>
      <text:p text:style-name="P1">Lyricist: <text:span text:style-name="T1">J. Denham Smith (1817-1889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09:35:31.832477773</meta:creation-date>
    <meta:editing-duration>PT8M20S</meta:editing-duration>
    <meta:editing-cycles>2</meta:editing-cycles>
    <meta:generator>LibreOffice/6.2.8.2$MacOSX_X86_64 LibreOffice_project/f82ddfca21ebc1e222a662a32b25c0c9d20169ee</meta:generator>
    <dc:title>TubaHymn</dc:title>
    <meta:initial-creator>Hank Warren</meta:initial-creator>
    <dc:date>2020-07-26T09:43:50.097343476</dc:date>
    <dc:creator>Hank Warren</dc:creator>
    <meta:document-statistic meta:table-count="0" meta:image-count="0" meta:object-count="0" meta:page-count="1" meta:paragraph-count="27" meta:word-count="153" meta:character-count="854" meta:non-whitespace-character-count="728"/>
    <meta:template xlink:type="simple" xlink:actuate="onRequest" xlink:title="TubaHymn" xlink:href="../../../../../Library/Application%20Support/LibreOffice/4/user/template/TubaHymn1.ott" meta:date="2020-07-26T09:35:29.901005879"/>
  </office:meta>
</office:document-meta>
</file>